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4.2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9" style:family="table-cell" style:parent-style-name="Default">
      <style:text-properties style:font-name="Arial" fo:font-size="12pt" style:font-size-asian="12pt" style:font-size-complex="12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queens_sizes" table:style-name="ta1">
        <table:table-column table:style-name="co1" table:default-cell-style-name="ce2"/>
        <table:table-column table:style-name="co2" table:default-cell-style-name="ce3"/>
        <table:table-column table:style-name="co1" table:default-cell-style-name="Default"/>
        <table:table-column table:style-name="co1" table:default-cell-style-name="ce5"/>
        <table:table-column table:style-name="co3" table:default-cell-style-name="ce4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oluções</text:p>
          </table:table-cell>
          <table:table-cell/>
          <table:table-cell table:style-name="ce1"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712" calcext:value-type="float">
            <text:p>7371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5596" calcext:value-type="float">
            <text:p>36559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79184" calcext:value-type="float">
            <text:p>227918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72512" calcext:value-type="float">
            <text:p>1477251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815104" calcext:value-type="float">
            <text:p>9581510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6090624" calcext:value-type="float">
            <text:p>66609062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68057848" calcext:value-type="float">
            <text:p>496805784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029188884" calcext:value-type="float">
            <text:p>39029188884</text:p>
          </table:table-cell>
          <table:table-cell table:number-columns-repeated="3"/>
        </table:table-row>
        <table:table-row table:style-name="ro2" table:number-rows-repeated="6">
          <table:table-cell table:style-name="Default" table:number-columns-repeated="2"/>
          <table:table-cell/>
          <table:table-cell table:style-name="ce12"/>
          <table:table-cell table:style-name="ce13"/>
        </table:table-row>
        <table:table-row table:style-name="ro2">
          <table:table-cell table:style-name="Default" table:number-columns-repeated="2"/>
          <table:table-cell/>
          <table:table-cell table:style-name="ce12"/>
          <table:table-cell table:style-name="ce13"/>
        </table:table-row>
      </table:table>
      <table:table table:name="nqueens ryzen7" table:style-name="ta1">
        <table:shapes>
          <draw:frame draw:z-index="0" draw:style-name="gr1" draw:text-style-name="P1" svg:width="15.999cm" svg:height="8.999cm" svg:x="12.981cm" svg:y="0.1cm">
            <draw:object draw:notify-on-update-of-ranges="'nqueens ryzen7'.A2:'nqueens ryzen7'.A14 'nqueens ryzen7'.B1:'nqueens ryzen7'.B1 'nqueens ryzen7'.B2:'nqueens ryzen7'.B14 'nqueens ryzen7'.C1:'nqueens ryzen7'.C1 'nqueens ryzen7'.C2:'nqueens ryzen7'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.927cm" svg:y="9.995cm">
            <draw:object draw:notify-on-update-of-ranges="'nqueens ryzen7'.A2:'nqueens ryzen7'.A10 'nqueens ryzen7'.B1:'nqueens ryzen7'.B1 'nqueens ryzen7'.B2:'nqueens ryzen7'.B10 'nqueens ryzen7'.C1:'nqueens ryzen7'.C1 'nqueens ryzen7'.C2:'nqueens ryzen7'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16384" table:default-cell-style-name="ce9"/>
        <table:table-row table:style-name="ro1">
          <table:table-cell table:style-name="ce15" office:value-type="string" calcext:value-type="string">
            <text:p>version</text:p>
          </table:table-cell>
          <table:table-cell table:style-name="ce15" office:value-type="string" calcext:value-type="string">
            <text:p>sequential</text:p>
          </table:table-cell>
          <table:table-cell table:style-name="ce15" office:value-type="string" calcext:value-type="string">
            <text:p>threads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8.19</text:p>
          </table:table-cell>
          <table:table-cell table:style-name="ce15" office:value-type="float" office:value="10.8932" calcext:value-type="float">
            <text:p>10,8932</text:p>
          </table:table-cell>
          <table:table-cell table:style-name="ce15" office:value-type="float" office:value="11.9859" calcext:value-type="float">
            <text:p>11,9859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9.19</text:p>
          </table:table-cell>
          <table:table-cell table:style-name="ce15" office:value-type="float" office:value="10.4862" calcext:value-type="float">
            <text:p>10,4862</text:p>
          </table:table-cell>
          <table:table-cell table:style-name="ce15" office:value-type="float" office:value="11.3453" calcext:value-type="float">
            <text:p>11,3453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0.14</text:p>
          </table:table-cell>
          <table:table-cell table:style-name="ce15" office:value-type="float" office:value="10.2568" calcext:value-type="float">
            <text:p>10,2568</text:p>
          </table:table-cell>
          <table:table-cell table:style-name="ce15" office:value-type="float" office:value="11.3834" calcext:value-type="float">
            <text:p>11,3834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1.9</text:p>
          </table:table-cell>
          <table:table-cell table:style-name="ce15" office:value-type="float" office:value="8.2151" calcext:value-type="float">
            <text:p>8,2151</text:p>
          </table:table-cell>
          <table:table-cell table:style-name="ce15" office:value-type="float" office:value="8.9252" calcext:value-type="float">
            <text:p>8,9252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2.4</text:p>
          </table:table-cell>
          <table:table-cell table:style-name="ce15" office:value-type="float" office:value="9.2438" calcext:value-type="float">
            <text:p>9,2438</text:p>
          </table:table-cell>
          <table:table-cell table:style-name="ce15" office:value-type="float" office:value="10.01" calcext:value-type="float">
            <text:p>10,01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</text:p>
          </table:table-cell>
          <table:table-cell table:style-name="ce15" office:value-type="float" office:value="8.8288" calcext:value-type="float">
            <text:p>8,8288</text:p>
          </table:table-cell>
          <table:table-cell table:style-name="ce15" office:value-type="float" office:value="9.5155" calcext:value-type="float">
            <text:p>9,5155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jit</text:p>
          </table:table-cell>
          <table:table-cell table:style-name="ce15" office:value-type="float" office:value="8.996" calcext:value-type="float">
            <text:p>8,996</text:p>
          </table:table-cell>
          <table:table-cell table:style-name="ce15" office:value-type="float" office:value="9.8006" calcext:value-type="float">
            <text:p>9,8006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</text:p>
          </table:table-cell>
          <table:table-cell table:style-name="ce15" office:value-type="float" office:value="9.129" calcext:value-type="float">
            <text:p>9,129</text:p>
          </table:table-cell>
          <table:table-cell table:style-name="ce15" office:value-type="float" office:value="10.2411" calcext:value-type="float">
            <text:p>10,2411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jit</text:p>
          </table:table-cell>
          <table:table-cell table:style-name="ce15" office:value-type="float" office:value="9.3239" calcext:value-type="float">
            <text:p>9,3239</text:p>
          </table:table-cell>
          <table:table-cell table:style-name="ce15" office:value-type="float" office:value="10.1937" calcext:value-type="float">
            <text:p>10,193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0</text:p>
          </table:table-cell>
          <table:table-cell table:style-name="ce15" office:value-type="float" office:value="12.8632" calcext:value-type="float">
            <text:p>12,8632</text:p>
          </table:table-cell>
          <table:table-cell table:style-name="ce15" office:value-type="float" office:value="15.1975" calcext:value-type="float">
            <text:p>15,1975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1</text:p>
          </table:table-cell>
          <table:table-cell table:style-name="ce15" office:value-type="float" office:value="12.9212" calcext:value-type="float">
            <text:p>12,9212</text:p>
          </table:table-cell>
          <table:table-cell table:style-name="ce15" office:value-type="float" office:value="13.5749" calcext:value-type="float">
            <text:p>13,5749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0</text:p>
          </table:table-cell>
          <table:table-cell table:style-name="ce15" office:value-type="float" office:value="13.7128" calcext:value-type="float">
            <text:p>13,7128</text:p>
          </table:table-cell>
          <table:table-cell table:style-name="ce15" office:value-type="float" office:value="32.978" calcext:value-type="float">
            <text:p>32,978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1</text:p>
          </table:table-cell>
          <table:table-cell table:style-name="ce15" office:value-type="float" office:value="13.5409" calcext:value-type="float">
            <text:p>13,5409</text:p>
          </table:table-cell>
          <table:table-cell table:style-name="ce15" office:value-type="float" office:value="15.1057" calcext:value-type="float">
            <text:p>15,1057</text:p>
          </table:table-cell>
          <table:table-cell table:number-columns-repeated="16381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ib ryzen7" table:style-name="ta1">
        <table:shapes>
          <draw:frame draw:z-index="0" draw:style-name="gr1" draw:text-style-name="P1" svg:width="15.999cm" svg:height="8.999cm" svg:x="12.981cm" svg:y="0.1cm">
            <draw:object draw:notify-on-update-of-ranges="'fib ryzen7'.A2:'fib ryzen7'.A14 'fib ryzen7'.B1:'fib ryzen7'.B1 'fib ryzen7'.B2:'fib ryzen7'.B14 'fib ryzen7'.C1:'fib ryzen7'.C1 'fib ryzen7'.C2:'fib ryzen7'.C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2.927cm" svg:y="9.995cm">
            <draw:object draw:notify-on-update-of-ranges="'fib ryzen7'.A2:'fib ryzen7'.A10 'fib ryzen7'.B1:'fib ryzen7'.B1 'fib ryzen7'.B2:'fib ryzen7'.B10 'fib ryzen7'.C1:'fib ryzen7'.C1 'fib ryzen7'.C2:'fib ryzen7'.C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number-columns-repeated="16384" table:default-cell-style-name="ce9"/>
        <table:table-row table:style-name="ro1">
          <table:table-cell table:style-name="ce15" office:value-type="string" calcext:value-type="string">
            <text:p>version</text:p>
          </table:table-cell>
          <table:table-cell table:style-name="ce15" office:value-type="string" calcext:value-type="string">
            <text:p>sequential</text:p>
          </table:table-cell>
          <table:table-cell table:style-name="ce15" office:value-type="string" calcext:value-type="string">
            <text:p>threads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8.19</text:p>
          </table:table-cell>
          <table:table-cell table:style-name="ce15" office:value-type="float" office:value="13.3672" calcext:value-type="float">
            <text:p>13,3672</text:p>
          </table:table-cell>
          <table:table-cell table:style-name="ce15" office:value-type="float" office:value="13.2123" calcext:value-type="float">
            <text:p>13,2123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9.19</text:p>
          </table:table-cell>
          <table:table-cell table:style-name="ce15" office:value-type="float" office:value="10.5005" calcext:value-type="float">
            <text:p>10,5005</text:p>
          </table:table-cell>
          <table:table-cell table:style-name="ce15" office:value-type="float" office:value="11.4852" calcext:value-type="float">
            <text:p>11,4852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0.14</text:p>
          </table:table-cell>
          <table:table-cell table:style-name="ce15" office:value-type="float" office:value="13.1162" calcext:value-type="float">
            <text:p>13,1162</text:p>
          </table:table-cell>
          <table:table-cell table:style-name="ce15" office:value-type="float" office:value="14.3032" calcext:value-type="float">
            <text:p>14,3032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1.9</text:p>
          </table:table-cell>
          <table:table-cell table:style-name="ce15" office:value-type="float" office:value="6.6597" calcext:value-type="float">
            <text:p>6,6597</text:p>
          </table:table-cell>
          <table:table-cell table:style-name="ce15" office:value-type="float" office:value="7.1044" calcext:value-type="float">
            <text:p>7,1044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2.4</text:p>
          </table:table-cell>
          <table:table-cell table:style-name="ce15" office:value-type="float" office:value="6.5995" calcext:value-type="float">
            <text:p>6,5995</text:p>
          </table:table-cell>
          <table:table-cell table:style-name="ce15" office:value-type="float" office:value="7.2534" calcext:value-type="float">
            <text:p>7,2534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</text:p>
          </table:table-cell>
          <table:table-cell table:style-name="ce15" office:value-type="float" office:value="7.7655" calcext:value-type="float">
            <text:p>7,7655</text:p>
          </table:table-cell>
          <table:table-cell table:style-name="ce15" office:value-type="float" office:value="8.3947" calcext:value-type="float">
            <text:p>8,394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jit</text:p>
          </table:table-cell>
          <table:table-cell table:style-name="ce15" office:value-type="float" office:value="6.6626" calcext:value-type="float">
            <text:p>6,6626</text:p>
          </table:table-cell>
          <table:table-cell table:style-name="ce15" office:value-type="float" office:value="7.1806" calcext:value-type="float">
            <text:p>7,1806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</text:p>
          </table:table-cell>
          <table:table-cell table:style-name="ce15" office:value-type="float" office:value="9.6822" calcext:value-type="float">
            <text:p>9,6822</text:p>
          </table:table-cell>
          <table:table-cell table:style-name="ce15" office:value-type="float" office:value="10.2303" calcext:value-type="float">
            <text:p>10,2303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jit</text:p>
          </table:table-cell>
          <table:table-cell table:style-name="ce15" office:value-type="float" office:value="6.5409" calcext:value-type="float">
            <text:p>6,5409</text:p>
          </table:table-cell>
          <table:table-cell table:style-name="ce15" office:value-type="float" office:value="7.1387" calcext:value-type="float">
            <text:p>7,138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0</text:p>
          </table:table-cell>
          <table:table-cell table:style-name="ce15" office:value-type="float" office:value="14.0277" calcext:value-type="float">
            <text:p>14,0277</text:p>
          </table:table-cell>
          <table:table-cell table:style-name="ce15" office:value-type="float" office:value="16.7544" calcext:value-type="float">
            <text:p>16,7544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1</text:p>
          </table:table-cell>
          <table:table-cell table:style-name="ce15" office:value-type="float" office:value="15.5839" calcext:value-type="float">
            <text:p>15,5839</text:p>
          </table:table-cell>
          <table:table-cell table:style-name="ce15" office:value-type="float" office:value="16.6969" calcext:value-type="float">
            <text:p>16,6969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0</text:p>
          </table:table-cell>
          <table:table-cell table:style-name="ce15" office:value-type="float" office:value="14.2444" calcext:value-type="float">
            <text:p>14,2444</text:p>
          </table:table-cell>
          <table:table-cell table:style-name="ce15" office:value-type="float" office:value="272.5346" calcext:value-type="float">
            <text:p>272,5346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1</text:p>
          </table:table-cell>
          <table:table-cell table:style-name="ce15" office:value-type="float" office:value="13.9517" calcext:value-type="float">
            <text:p>13,9517</text:p>
          </table:table-cell>
          <table:table-cell table:style-name="ce15" office:value-type="float" office:value="16.693" calcext:value-type="float">
            <text:p>16,693</text:p>
          </table:table-cell>
          <table:table-cell table:number-columns-repeated="16381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queens dual xeon" table:style-name="ta1">
        <table:shapes>
          <draw:frame draw:z-index="0" draw:style-name="gr1" draw:text-style-name="P1" svg:width="15.999cm" svg:height="8.999cm" svg:x="12.981cm" svg:y="0.1cm">
            <draw:object draw:notify-on-update-of-ranges="'nqueens dual xeon'.A2:'nqueens dual xeon'.A14 'nqueens dual xeon'.B1:'nqueens dual xeon'.B1 'nqueens dual xeon'.B2:'nqueens dual xeon'.B14 'nqueens dual xeon'.C1:'nqueens dual xeon'.C1 'nqueens dual xeon'.C2:'nqueens dual xeon'.C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12.927cm" svg:y="9.995cm">
            <draw:object draw:notify-on-update-of-ranges="'nqueens dual xeon'.A2:'nqueens dual xeon'.A10 'nqueens dual xeon'.B1:'nqueens dual xeon'.B1 'nqueens dual xeon'.B2:'nqueens dual xeon'.B10 'nqueens dual xeon'.C1:'nqueens dual xeon'.C1 'nqueens dual xeon'.C2:'nqueens dual xeon'.C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3" table:default-cell-style-name="ce9"/>
        <table:table-column table:style-name="co4" table:number-columns-repeated="16381" table:default-cell-style-name="Default"/>
        <table:table-row table:style-name="ro1">
          <table:table-cell table:style-name="ce15" office:value-type="string" calcext:value-type="string">
            <text:p>version</text:p>
          </table:table-cell>
          <table:table-cell table:style-name="ce15" office:value-type="string" calcext:value-type="string">
            <text:p>sequential</text:p>
          </table:table-cell>
          <table:table-cell table:style-name="ce15" office:value-type="string" calcext:value-type="string">
            <text:p>threads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8.19</text:p>
          </table:table-cell>
          <table:table-cell table:style-name="ce15" office:value-type="float" office:value="16.0066" calcext:value-type="float">
            <text:p>16,0066</text:p>
          </table:table-cell>
          <table:table-cell table:style-name="ce15" office:value-type="float" office:value="16.6329" calcext:value-type="float">
            <text:p>16,6329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9.19</text:p>
          </table:table-cell>
          <table:table-cell table:style-name="ce15" office:value-type="float" office:value="15.7909" calcext:value-type="float">
            <text:p>15,7909</text:p>
          </table:table-cell>
          <table:table-cell table:style-name="ce15" office:value-type="float" office:value="16.4647" calcext:value-type="float">
            <text:p>16,464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0.14</text:p>
          </table:table-cell>
          <table:table-cell table:style-name="ce15" office:value-type="float" office:value="15.8927" calcext:value-type="float">
            <text:p>15,8927</text:p>
          </table:table-cell>
          <table:table-cell table:style-name="ce15" office:value-type="float" office:value="16.4266" calcext:value-type="float">
            <text:p>16,4266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1.9</text:p>
          </table:table-cell>
          <table:table-cell table:style-name="ce15" office:value-type="float" office:value="14.3398" calcext:value-type="float">
            <text:p>14,3398</text:p>
          </table:table-cell>
          <table:table-cell table:style-name="ce15" office:value-type="float" office:value="14.9769" calcext:value-type="float">
            <text:p>14,9769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2.4</text:p>
          </table:table-cell>
          <table:table-cell table:style-name="ce15" office:value-type="float" office:value="13.1605" calcext:value-type="float">
            <text:p>13,1605</text:p>
          </table:table-cell>
          <table:table-cell table:style-name="ce15" office:value-type="float" office:value="13.6437" calcext:value-type="float">
            <text:p>13,643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</text:p>
          </table:table-cell>
          <table:table-cell table:style-name="ce15" office:value-type="float" office:value="13.6616" calcext:value-type="float">
            <text:p>13,6616</text:p>
          </table:table-cell>
          <table:table-cell table:style-name="ce15" office:value-type="float" office:value="14.0597" calcext:value-type="float">
            <text:p>14,059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jit</text:p>
          </table:table-cell>
          <table:table-cell table:style-name="ce15" office:value-type="float" office:value="13.2423" calcext:value-type="float">
            <text:p>13,2423</text:p>
          </table:table-cell>
          <table:table-cell table:style-name="ce15" office:value-type="float" office:value="13.7992" calcext:value-type="float">
            <text:p>13,7992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</text:p>
          </table:table-cell>
          <table:table-cell table:style-name="ce15" office:value-type="float" office:value="13.3787" calcext:value-type="float">
            <text:p>13,3787</text:p>
          </table:table-cell>
          <table:table-cell table:style-name="ce15" office:value-type="float" office:value="14.0778" calcext:value-type="float">
            <text:p>14,0778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jit</text:p>
          </table:table-cell>
          <table:table-cell table:style-name="ce15" office:value-type="float" office:value="12.9869" calcext:value-type="float">
            <text:p>12,9869</text:p>
          </table:table-cell>
          <table:table-cell table:style-name="ce15" office:value-type="float" office:value="13.3481" calcext:value-type="float">
            <text:p>13,3481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0</text:p>
          </table:table-cell>
          <table:table-cell table:style-name="ce15" office:value-type="float" office:value="20.2523" calcext:value-type="float">
            <text:p>20,2523</text:p>
          </table:table-cell>
          <table:table-cell table:style-name="ce15" office:value-type="float" office:value="2.7174" calcext:value-type="float">
            <text:p>2,7174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1</text:p>
          </table:table-cell>
          <table:table-cell table:style-name="ce15" office:value-type="float" office:value="20.2682" calcext:value-type="float">
            <text:p>20,2682</text:p>
          </table:table-cell>
          <table:table-cell table:style-name="ce15" office:value-type="float" office:value="20.8957" calcext:value-type="float">
            <text:p>20,895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0</text:p>
          </table:table-cell>
          <table:table-cell table:style-name="ce15" office:value-type="float" office:value="21.8452" calcext:value-type="float">
            <text:p>21,8452</text:p>
          </table:table-cell>
          <table:table-cell table:style-name="ce15" office:value-type="float" office:value="9.5984" calcext:value-type="float">
            <text:p>9,5984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1</text:p>
          </table:table-cell>
          <table:table-cell table:style-name="ce15" office:value-type="float" office:value="21.8054" calcext:value-type="float">
            <text:p>21,8054</text:p>
          </table:table-cell>
          <table:table-cell table:style-name="ce15" office:value-type="float" office:value="23.2779" calcext:value-type="float">
            <text:p>23,2779</text:p>
          </table:table-cell>
          <table:table-cell table:number-columns-repeated="16381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 table:number-rows-repeated="13">
          <table:table-cell table:style-name="Default" table:number-columns-repeated="3"/>
          <table:table-cell table:number-columns-repeated="16381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ib dual xeon" table:style-name="ta1">
        <table:shapes>
          <draw:frame draw:z-index="0" draw:style-name="gr1" draw:text-style-name="P1" svg:width="15.999cm" svg:height="8.999cm" svg:x="12.981cm" svg:y="0.1cm">
            <draw:object draw:notify-on-update-of-ranges="'fib dual xeon'.A2:'fib dual xeon'.A14 'fib dual xeon'.B1:'fib dual xeon'.B1 'fib dual xeon'.B2:'fib dual xeon'.B14 'fib dual xeon'.C1:'fib dual xeon'.C1 'fib dual xeon'.C2:'fib dual xeon'.C1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12.927cm" svg:y="9.995cm">
            <draw:object draw:notify-on-update-of-ranges="'fib dual xeon'.A2:'fib dual xeon'.A10 'fib dual xeon'.B1:'fib dual xeon'.B1 'fib dual xeon'.B2:'fib dual xeon'.B10 'fib dual xeon'.C1:'fib dual xeon'.C1 'fib dual xeon'.C2:'fib dual xeon'.C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4" table:number-columns-repeated="3" table:default-cell-style-name="ce9"/>
        <table:table-column table:style-name="co4" table:number-columns-repeated="16381" table:default-cell-style-name="Default"/>
        <table:table-row table:style-name="ro1">
          <table:table-cell table:style-name="ce15" office:value-type="string" calcext:value-type="string">
            <text:p>version</text:p>
          </table:table-cell>
          <table:table-cell table:style-name="ce15" office:value-type="string" calcext:value-type="string">
            <text:p>sequential</text:p>
          </table:table-cell>
          <table:table-cell table:style-name="ce15" office:value-type="string" calcext:value-type="string">
            <text:p>threads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8.19</text:p>
          </table:table-cell>
          <table:table-cell table:style-name="ce15" office:value-type="float" office:value="18.2662" calcext:value-type="float">
            <text:p>18,2662</text:p>
          </table:table-cell>
          <table:table-cell table:style-name="ce15" office:value-type="float" office:value="18.7445" calcext:value-type="float">
            <text:p>18,7445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9.19</text:p>
          </table:table-cell>
          <table:table-cell table:style-name="ce15" office:value-type="float" office:value="19.139" calcext:value-type="float">
            <text:p>19,139</text:p>
          </table:table-cell>
          <table:table-cell table:style-name="ce15" office:value-type="float" office:value="19.6652" calcext:value-type="float">
            <text:p>19,6652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0.14</text:p>
          </table:table-cell>
          <table:table-cell table:style-name="ce15" office:value-type="float" office:value="20.4058" calcext:value-type="float">
            <text:p>20,4058</text:p>
          </table:table-cell>
          <table:table-cell table:style-name="ce15" office:value-type="float" office:value="20.8779" calcext:value-type="float">
            <text:p>20,8779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1.9</text:p>
          </table:table-cell>
          <table:table-cell table:style-name="ce15" office:value-type="float" office:value="10.3046" calcext:value-type="float">
            <text:p>10,3046</text:p>
          </table:table-cell>
          <table:table-cell table:style-name="ce15" office:value-type="float" office:value="10.6483" calcext:value-type="float">
            <text:p>10,6483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2.4</text:p>
          </table:table-cell>
          <table:table-cell table:style-name="ce15" office:value-type="float" office:value="9.552" calcext:value-type="float">
            <text:p>9,552</text:p>
          </table:table-cell>
          <table:table-cell table:style-name="ce15" office:value-type="float" office:value="9.953" calcext:value-type="float">
            <text:p>9,953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</text:p>
          </table:table-cell>
          <table:table-cell table:style-name="ce15" office:value-type="float" office:value="9.8575" calcext:value-type="float">
            <text:p>9,8575</text:p>
          </table:table-cell>
          <table:table-cell table:style-name="ce15" office:value-type="float" office:value="10.2277" calcext:value-type="float">
            <text:p>10,227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jit</text:p>
          </table:table-cell>
          <table:table-cell table:style-name="ce15" office:value-type="float" office:value="9.805" calcext:value-type="float">
            <text:p>9,805</text:p>
          </table:table-cell>
          <table:table-cell table:style-name="ce15" office:value-type="float" office:value="10.1082" calcext:value-type="float">
            <text:p>10,1082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</text:p>
          </table:table-cell>
          <table:table-cell table:style-name="ce15" office:value-type="float" office:value="9.6244" calcext:value-type="float">
            <text:p>9,6244</text:p>
          </table:table-cell>
          <table:table-cell table:style-name="ce15" office:value-type="float" office:value="9.9614" calcext:value-type="float">
            <text:p>9,9614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jit</text:p>
          </table:table-cell>
          <table:table-cell table:style-name="ce15" office:value-type="float" office:value="9.9394" calcext:value-type="float">
            <text:p>9,9394</text:p>
          </table:table-cell>
          <table:table-cell table:style-name="ce15" office:value-type="float" office:value="9.9802" calcext:value-type="float">
            <text:p>9,9802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0</text:p>
          </table:table-cell>
          <table:table-cell table:style-name="ce15" office:value-type="float" office:value="18.4568" calcext:value-type="float">
            <text:p>18,4568</text:p>
          </table:table-cell>
          <table:table-cell table:style-name="ce15" office:value-type="float" office:value="2.0984" calcext:value-type="float">
            <text:p>2,0984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1</text:p>
          </table:table-cell>
          <table:table-cell table:style-name="ce15" office:value-type="float" office:value="18.6631" calcext:value-type="float">
            <text:p>18,6631</text:p>
          </table:table-cell>
          <table:table-cell table:style-name="ce15" office:value-type="float" office:value="18.4293" calcext:value-type="float">
            <text:p>18,4293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0</text:p>
          </table:table-cell>
          <table:table-cell table:style-name="ce15" office:value-type="float" office:value="19.8164" calcext:value-type="float">
            <text:p>19,8164</text:p>
          </table:table-cell>
          <table:table-cell table:style-name="ce15" office:value-type="float" office:value="78.5646" calcext:value-type="float">
            <text:p>78,5646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1</text:p>
          </table:table-cell>
          <table:table-cell table:style-name="ce15" office:value-type="float" office:value="19.7895" calcext:value-type="float">
            <text:p>19,7895</text:p>
          </table:table-cell>
          <table:table-cell table:style-name="ce15" office:value-type="float" office:value="23.0209" calcext:value-type="float">
            <text:p>23,0209</text:p>
          </table:table-cell>
          <table:table-cell table:number-columns-repeated="16381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15:28:18.56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8T13:04:17.492000000</meta:creation-date>
    <dc:date>2024-09-09T15:43:11.333000000</dc:date>
    <meta:editing-duration>PT2H10M35S</meta:editing-duration>
    <meta:editing-cycles>27</meta:editing-cycles>
    <meta:generator>LibreOffice/24.8.0.3$Windows_X86_64 LibreOffice_project/0bdf1299c94fe897b119f97f3c613e9dca6be583</meta:generator>
    <meta:document-statistic meta:table-count="5" meta:cell-count="210" meta:object-count="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71cm" svg:y="0.316cm" chart:style-name="ch2">
          <text:p>n-queens</text:p>
        </chart:title>
        <chart:legend chart:legend-position="end" svg:x="13.66cm" svg:y="3.955cm" style:legend-expansion="high" chart:style-name="ch3"/>
        <chart:plot-area chart:style-name="ch4" table:cell-range-address="'nqueens ryzen7'.A1:'nqueens ryzen7'.C14" chart:data-source-has-labels="both" svg:x="0.32cm" svg:y="1.271cm" svg:width="13.02cm" svg:height="7.549cm">
          <chart:coordinate-region svg:x="3.615cm" svg:y="1.271cm" svg:width="9.53cm" svg:height="6.905cm"/>
          <chart:axis chart:dimension="x" chart:name="primary-x" chart:style-name="ch5" chartooo:axis-type="auto">
            <chartooo:date-scale/>
            <chart:categories table:cell-range-address="'nqueens ryzen7'.A2:'nqueens ryzen7'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queens ryzen7'.B2:'nqueens ryzen7'.B14" chart:label-cell-address="'nqueens ryzen7'.B1:'nqueens ryzen7'.B1" chart:class="chart:bar">
            <chart:data-point chart:repeated="13"/>
          </chart:series>
          <chart:series chart:style-name="ch9" chart:values-cell-range-address="'nqueens ryzen7'.C2:'nqueens ryzen7'.C14" chart:label-cell-address="'nqueens ryzen7'.C1:'nqueens ryzen7'.C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nqueens ryzen7'.B1:'nqueens ryzen7'.B1</svg:desc>
                </draw:g>
              </table:table-cell>
              <table:table-cell office:value-type="string">
                <text:p>threads</text:p>
                <draw:g>
                  <svg:desc>'nqueens ryzen7'.C1:'nqueens ryzen7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nqueens ryzen7'.A2:'nqueens ryzen7'.A14</svg:desc>
                </draw:g>
              </table:table-cell>
              <table:table-cell office:value-type="float" office:value="10.8932">
                <text:p>10.8932</text:p>
                <draw:g>
                  <svg:desc>'nqueens ryzen7'.B2:'nqueens ryzen7'.B14</svg:desc>
                </draw:g>
              </table:table-cell>
              <table:table-cell office:value-type="float" office:value="11.9859">
                <text:p>11.9859</text:p>
                <draw:g>
                  <svg:desc>'nqueens ryzen7'.C2:'nqueens ryzen7'.C14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0.4862">
                <text:p>10.4862</text:p>
              </table:table-cell>
              <table:table-cell office:value-type="float" office:value="11.3453">
                <text:p>11.3453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0.2568">
                <text:p>10.2568</text:p>
              </table:table-cell>
              <table:table-cell office:value-type="float" office:value="11.3834">
                <text:p>11.3834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8.2151">
                <text:p>8.2151</text:p>
              </table:table-cell>
              <table:table-cell office:value-type="float" office:value="8.9252">
                <text:p>8.9252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9.2438">
                <text:p>9.2438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8.8288">
                <text:p>8.8288</text:p>
              </table:table-cell>
              <table:table-cell office:value-type="float" office:value="9.5155">
                <text:p>9.5155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8.996">
                <text:p>8.996</text:p>
              </table:table-cell>
              <table:table-cell office:value-type="float" office:value="9.8006">
                <text:p>9.8006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129">
                <text:p>9.129</text:p>
              </table:table-cell>
              <table:table-cell office:value-type="float" office:value="10.2411">
                <text:p>10.2411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9.3239">
                <text:p>9.3239</text:p>
              </table:table-cell>
              <table:table-cell office:value-type="float" office:value="10.1937">
                <text:p>10.1937</text:p>
              </table:table-cell>
            </table:table-row>
            <table:table-row>
              <table:table-cell office:value-type="string">
                <text:p>3.13.0rc1-ft -X gil=0</text:p>
              </table:table-cell>
              <table:table-cell office:value-type="float" office:value="12.8632">
                <text:p>12.8632</text:p>
              </table:table-cell>
              <table:table-cell office:value-type="float" office:value="15.1975">
                <text:p>15.1975</text:p>
              </table:table-cell>
            </table:table-row>
            <table:table-row>
              <table:table-cell office:value-type="string">
                <text:p>3.13.0rc1-ft -X gil=1</text:p>
              </table:table-cell>
              <table:table-cell office:value-type="float" office:value="12.9212">
                <text:p>12.9212</text:p>
              </table:table-cell>
              <table:table-cell office:value-type="float" office:value="13.5749">
                <text:p>13.5749</text:p>
              </table:table-cell>
            </table:table-row>
            <table:table-row>
              <table:table-cell office:value-type="string">
                <text:p>3.14.0a0-ft -X gil=0</text:p>
              </table:table-cell>
              <table:table-cell office:value-type="float" office:value="13.7128">
                <text:p>13.7128</text:p>
              </table:table-cell>
              <table:table-cell office:value-type="float" office:value="32.978">
                <text:p>32.978</text:p>
              </table:table-cell>
            </table:table-row>
            <table:table-row>
              <table:table-cell office:value-type="string">
                <text:p>3.14.0a0-ft -X gil=1</text:p>
              </table:table-cell>
              <table:table-cell office:value-type="float" office:value="13.5409">
                <text:p>13.5409</text:p>
              </table:table-cell>
              <table:table-cell office:value-type="float" office:value="15.1057">
                <text:p>15.1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71cm" svg:y="0.316cm" chart:style-name="ch2">
          <text:p>n-queens</text:p>
        </chart:title>
        <chart:legend chart:legend-position="end" svg:x="13.66cm" svg:y="3.955cm" style:legend-expansion="high" chart:style-name="ch3"/>
        <chart:plot-area chart:style-name="ch4" table:cell-range-address="'nqueens ryzen7'.A1:'nqueens ryzen7'.C10" chart:data-source-has-labels="both" svg:x="0.32cm" svg:y="1.271cm" svg:width="13.02cm" svg:height="7.549cm">
          <chart:coordinate-region svg:x="0.958cm" svg:y="1.469cm" svg:width="12.382cm" svg:height="5.537cm"/>
          <chart:axis chart:dimension="x" chart:name="primary-x" chart:style-name="ch5" chartooo:axis-type="auto">
            <chartooo:date-scale/>
            <chart:categories table:cell-range-address="'nqueens ryzen7'.A2:'nqueens ryzen7'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queens ryzen7'.B2:'nqueens ryzen7'.B10" chart:label-cell-address="'nqueens ryzen7'.B1:'nqueens ryzen7'.B1" chart:class="chart:bar">
            <chart:data-point chart:repeated="9"/>
          </chart:series>
          <chart:series chart:style-name="ch9" chart:values-cell-range-address="'nqueens ryzen7'.C2:'nqueens ryzen7'.C10" chart:label-cell-address="'nqueens ryzen7'.C1:'nqueens ryzen7'.C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nqueens ryzen7'.B1:'nqueens ryzen7'.B1</svg:desc>
                </draw:g>
              </table:table-cell>
              <table:table-cell office:value-type="string">
                <text:p>threads</text:p>
                <draw:g>
                  <svg:desc>'nqueens ryzen7'.C1:'nqueens ryzen7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nqueens ryzen7'.A2:'nqueens ryzen7'.A10</svg:desc>
                </draw:g>
              </table:table-cell>
              <table:table-cell office:value-type="float" office:value="10.8932">
                <text:p>10.8932</text:p>
                <draw:g>
                  <svg:desc>'nqueens ryzen7'.B2:'nqueens ryzen7'.B10</svg:desc>
                </draw:g>
              </table:table-cell>
              <table:table-cell office:value-type="float" office:value="11.9859">
                <text:p>11.9859</text:p>
                <draw:g>
                  <svg:desc>'nqueens ryzen7'.C2:'nqueens ryzen7'.C10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0.4862">
                <text:p>10.4862</text:p>
              </table:table-cell>
              <table:table-cell office:value-type="float" office:value="11.3453">
                <text:p>11.3453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0.2568">
                <text:p>10.2568</text:p>
              </table:table-cell>
              <table:table-cell office:value-type="float" office:value="11.3834">
                <text:p>11.3834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8.2151">
                <text:p>8.2151</text:p>
              </table:table-cell>
              <table:table-cell office:value-type="float" office:value="8.9252">
                <text:p>8.9252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9.2438">
                <text:p>9.2438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8.8288">
                <text:p>8.8288</text:p>
              </table:table-cell>
              <table:table-cell office:value-type="float" office:value="9.5155">
                <text:p>9.5155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8.996">
                <text:p>8.996</text:p>
              </table:table-cell>
              <table:table-cell office:value-type="float" office:value="9.8006">
                <text:p>9.8006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129">
                <text:p>9.129</text:p>
              </table:table-cell>
              <table:table-cell office:value-type="float" office:value="10.2411">
                <text:p>10.2411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9.3239">
                <text:p>9.3239</text:p>
              </table:table-cell>
              <table:table-cell office:value-type="float" office:value="10.1937">
                <text:p>10.1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5cm" svg:y="0.316cm" chart:style-name="ch2">
          <text:p>fibonacci sequence</text:p>
        </chart:title>
        <chart:legend chart:legend-position="end" svg:x="13.66cm" svg:y="3.955cm" style:legend-expansion="high" chart:style-name="ch3"/>
        <chart:plot-area chart:style-name="ch4" table:cell-range-address="'fib ryzen7'.A1:'fib ryzen7'.C14" chart:data-source-has-labels="both" svg:x="0.32cm" svg:y="1.271cm" svg:width="13.02cm" svg:height="7.549cm">
          <chart:coordinate-region svg:x="3.615cm" svg:y="1.271cm" svg:width="9.433cm" svg:height="6.905cm"/>
          <chart:axis chart:dimension="x" chart:name="primary-x" chart:style-name="ch5" chartooo:axis-type="auto">
            <chartooo:date-scale/>
            <chart:categories table:cell-range-address="'fib ryzen7'.A2:'fib ryzen7'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b ryzen7'.B2:'fib ryzen7'.B14" chart:label-cell-address="'fib ryzen7'.B1:'fib ryzen7'.B1" chart:class="chart:bar">
            <chart:data-point chart:repeated="13"/>
          </chart:series>
          <chart:series chart:style-name="ch9" chart:values-cell-range-address="'fib ryzen7'.C2:'fib ryzen7'.C14" chart:label-cell-address="'fib ryzen7'.C1:'fib ryzen7'.C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fib ryzen7'.B1:'fib ryzen7'.B1</svg:desc>
                </draw:g>
              </table:table-cell>
              <table:table-cell office:value-type="string">
                <text:p>threads</text:p>
                <draw:g>
                  <svg:desc>'fib ryzen7'.C1:'fib ryzen7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fib ryzen7'.A2:'fib ryzen7'.A14</svg:desc>
                </draw:g>
              </table:table-cell>
              <table:table-cell office:value-type="float" office:value="13.3672">
                <text:p>13.3672</text:p>
                <draw:g>
                  <svg:desc>'fib ryzen7'.B2:'fib ryzen7'.B14</svg:desc>
                </draw:g>
              </table:table-cell>
              <table:table-cell office:value-type="float" office:value="13.2123">
                <text:p>13.2123</text:p>
                <draw:g>
                  <svg:desc>'fib ryzen7'.C2:'fib ryzen7'.C14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0.5005">
                <text:p>10.5005</text:p>
              </table:table-cell>
              <table:table-cell office:value-type="float" office:value="11.4852">
                <text:p>11.4852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3.1162">
                <text:p>13.1162</text:p>
              </table:table-cell>
              <table:table-cell office:value-type="float" office:value="14.3032">
                <text:p>14.3032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6.6597">
                <text:p>6.6597</text:p>
              </table:table-cell>
              <table:table-cell office:value-type="float" office:value="7.1044">
                <text:p>7.1044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6.5995">
                <text:p>6.5995</text:p>
              </table:table-cell>
              <table:table-cell office:value-type="float" office:value="7.2534">
                <text:p>7.2534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7.7655">
                <text:p>7.7655</text:p>
              </table:table-cell>
              <table:table-cell office:value-type="float" office:value="8.3947">
                <text:p>8.3947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6.6626">
                <text:p>6.6626</text:p>
              </table:table-cell>
              <table:table-cell office:value-type="float" office:value="7.1806">
                <text:p>7.1806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6822">
                <text:p>9.6822</text:p>
              </table:table-cell>
              <table:table-cell office:value-type="float" office:value="10.2303">
                <text:p>10.2303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6.5409">
                <text:p>6.5409</text:p>
              </table:table-cell>
              <table:table-cell office:value-type="float" office:value="7.1387">
                <text:p>7.1387</text:p>
              </table:table-cell>
            </table:table-row>
            <table:table-row>
              <table:table-cell office:value-type="string">
                <text:p>3.13.0rc1-ft -X gil=0</text:p>
              </table:table-cell>
              <table:table-cell office:value-type="float" office:value="14.0277">
                <text:p>14.0277</text:p>
              </table:table-cell>
              <table:table-cell office:value-type="float" office:value="16.7544">
                <text:p>16.7544</text:p>
              </table:table-cell>
            </table:table-row>
            <table:table-row>
              <table:table-cell office:value-type="string">
                <text:p>3.13.0rc1-ft -X gil=1</text:p>
              </table:table-cell>
              <table:table-cell office:value-type="float" office:value="15.5839">
                <text:p>15.5839</text:p>
              </table:table-cell>
              <table:table-cell office:value-type="float" office:value="16.6969">
                <text:p>16.6969</text:p>
              </table:table-cell>
            </table:table-row>
            <table:table-row>
              <table:table-cell office:value-type="string">
                <text:p>3.14.0a0-ft -X gil=0</text:p>
              </table:table-cell>
              <table:table-cell office:value-type="float" office:value="14.2444">
                <text:p>14.2444</text:p>
              </table:table-cell>
              <table:table-cell office:value-type="float" office:value="272.5346">
                <text:p>272.5346</text:p>
              </table:table-cell>
            </table:table-row>
            <table:table-row>
              <table:table-cell office:value-type="string">
                <text:p>3.14.0a0-ft -X gil=1</text:p>
              </table:table-cell>
              <table:table-cell office:value-type="float" office:value="13.9517">
                <text:p>13.9517</text:p>
              </table:table-cell>
              <table:table-cell office:value-type="float" office:value="16.693">
                <text:p>16.6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5cm" svg:y="0.316cm" chart:style-name="ch2">
          <text:p>fibonacci sequence</text:p>
        </chart:title>
        <chart:legend chart:legend-position="end" svg:x="13.66cm" svg:y="3.955cm" style:legend-expansion="high" chart:style-name="ch3"/>
        <chart:plot-area chart:style-name="ch4" table:cell-range-address="'fib ryzen7'.A1:'fib ryzen7'.C10" chart:data-source-has-labels="both" svg:x="0.32cm" svg:y="1.271cm" svg:width="13.02cm" svg:height="7.549cm">
          <chart:coordinate-region svg:x="0.958cm" svg:y="1.469cm" svg:width="12.382cm" svg:height="5.537cm"/>
          <chart:axis chart:dimension="x" chart:name="primary-x" chart:style-name="ch5" chartooo:axis-type="auto">
            <chartooo:date-scale/>
            <chart:categories table:cell-range-address="'fib ryzen7'.A2:'fib ryzen7'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b ryzen7'.B2:'fib ryzen7'.B10" chart:label-cell-address="'fib ryzen7'.B1:'fib ryzen7'.B1" chart:class="chart:bar">
            <chart:data-point chart:repeated="9"/>
          </chart:series>
          <chart:series chart:style-name="ch9" chart:values-cell-range-address="'fib ryzen7'.C2:'fib ryzen7'.C10" chart:label-cell-address="'fib ryzen7'.C1:'fib ryzen7'.C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fib ryzen7'.B1:'fib ryzen7'.B1</svg:desc>
                </draw:g>
              </table:table-cell>
              <table:table-cell office:value-type="string">
                <text:p>threads</text:p>
                <draw:g>
                  <svg:desc>'fib ryzen7'.C1:'fib ryzen7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fib ryzen7'.A2:'fib ryzen7'.A10</svg:desc>
                </draw:g>
              </table:table-cell>
              <table:table-cell office:value-type="float" office:value="13.3672">
                <text:p>13.3672</text:p>
                <draw:g>
                  <svg:desc>'fib ryzen7'.B2:'fib ryzen7'.B10</svg:desc>
                </draw:g>
              </table:table-cell>
              <table:table-cell office:value-type="float" office:value="13.2123">
                <text:p>13.2123</text:p>
                <draw:g>
                  <svg:desc>'fib ryzen7'.C2:'fib ryzen7'.C10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0.5005">
                <text:p>10.5005</text:p>
              </table:table-cell>
              <table:table-cell office:value-type="float" office:value="11.4852">
                <text:p>11.4852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3.1162">
                <text:p>13.1162</text:p>
              </table:table-cell>
              <table:table-cell office:value-type="float" office:value="14.3032">
                <text:p>14.3032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6.6597">
                <text:p>6.6597</text:p>
              </table:table-cell>
              <table:table-cell office:value-type="float" office:value="7.1044">
                <text:p>7.1044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6.5995">
                <text:p>6.5995</text:p>
              </table:table-cell>
              <table:table-cell office:value-type="float" office:value="7.2534">
                <text:p>7.2534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7.7655">
                <text:p>7.7655</text:p>
              </table:table-cell>
              <table:table-cell office:value-type="float" office:value="8.3947">
                <text:p>8.3947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6.6626">
                <text:p>6.6626</text:p>
              </table:table-cell>
              <table:table-cell office:value-type="float" office:value="7.1806">
                <text:p>7.1806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6822">
                <text:p>9.6822</text:p>
              </table:table-cell>
              <table:table-cell office:value-type="float" office:value="10.2303">
                <text:p>10.2303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6.5409">
                <text:p>6.5409</text:p>
              </table:table-cell>
              <table:table-cell office:value-type="float" office:value="7.1387">
                <text:p>7.13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71cm" svg:y="0.316cm" chart:style-name="ch2">
          <text:p>n-queens</text:p>
        </chart:title>
        <chart:legend chart:legend-position="end" svg:x="13.66cm" svg:y="3.955cm" style:legend-expansion="high" chart:style-name="ch3"/>
        <chart:plot-area chart:style-name="ch4" table:cell-range-address="'nqueens dual xeon'.A1:'nqueens dual xeon'.C14" chart:data-source-has-labels="both" svg:x="0.32cm" svg:y="1.271cm" svg:width="13.02cm" svg:height="7.549cm">
          <chart:coordinate-region svg:x="3.615cm" svg:y="1.271cm" svg:width="9.53cm" svg:height="6.905cm"/>
          <chart:axis chart:dimension="x" chart:name="primary-x" chart:style-name="ch5" chartooo:axis-type="auto">
            <chartooo:date-scale/>
            <chart:categories table:cell-range-address="'nqueens dual xeon'.A2:'nqueens dual xeon'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queens dual xeon'.B2:'nqueens dual xeon'.B14" chart:label-cell-address="'nqueens dual xeon'.B1:'nqueens dual xeon'.B1" chart:class="chart:bar">
            <chart:data-point chart:repeated="13"/>
          </chart:series>
          <chart:series chart:style-name="ch9" chart:values-cell-range-address="'nqueens dual xeon'.C2:'nqueens dual xeon'.C14" chart:label-cell-address="'nqueens dual xeon'.C1:'nqueens dual xeon'.C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nqueens dual xeon'.B1:'nqueens dual xeon'.B1</svg:desc>
                </draw:g>
              </table:table-cell>
              <table:table-cell office:value-type="string">
                <text:p>threads</text:p>
                <draw:g>
                  <svg:desc>'nqueens dual xeon'.C1:'nqueens dual xe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nqueens dual xeon'.A2:'nqueens dual xeon'.A14</svg:desc>
                </draw:g>
              </table:table-cell>
              <table:table-cell office:value-type="float" office:value="16.0066">
                <text:p>16.0066</text:p>
                <draw:g>
                  <svg:desc>'nqueens dual xeon'.B2:'nqueens dual xeon'.B14</svg:desc>
                </draw:g>
              </table:table-cell>
              <table:table-cell office:value-type="float" office:value="16.6329">
                <text:p>16.6329</text:p>
                <draw:g>
                  <svg:desc>'nqueens dual xeon'.C2:'nqueens dual xeon'.C14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5.7909">
                <text:p>15.7909</text:p>
              </table:table-cell>
              <table:table-cell office:value-type="float" office:value="16.4647">
                <text:p>16.4647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5.8927">
                <text:p>15.8927</text:p>
              </table:table-cell>
              <table:table-cell office:value-type="float" office:value="16.4266">
                <text:p>16.4266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14.3398">
                <text:p>14.3398</text:p>
              </table:table-cell>
              <table:table-cell office:value-type="float" office:value="14.9769">
                <text:p>14.9769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13.1605">
                <text:p>13.1605</text:p>
              </table:table-cell>
              <table:table-cell office:value-type="float" office:value="13.6437">
                <text:p>13.6437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13.6616">
                <text:p>13.6616</text:p>
              </table:table-cell>
              <table:table-cell office:value-type="float" office:value="14.0597">
                <text:p>14.0597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13.2423">
                <text:p>13.2423</text:p>
              </table:table-cell>
              <table:table-cell office:value-type="float" office:value="13.7992">
                <text:p>13.7992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13.3787">
                <text:p>13.3787</text:p>
              </table:table-cell>
              <table:table-cell office:value-type="float" office:value="14.0778">
                <text:p>14.0778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12.9869">
                <text:p>12.9869</text:p>
              </table:table-cell>
              <table:table-cell office:value-type="float" office:value="13.3481">
                <text:p>13.3481</text:p>
              </table:table-cell>
            </table:table-row>
            <table:table-row>
              <table:table-cell office:value-type="string">
                <text:p>3.13.0rc1-ft -X gil=0</text:p>
              </table:table-cell>
              <table:table-cell office:value-type="float" office:value="20.2523">
                <text:p>20.2523</text:p>
              </table:table-cell>
              <table:table-cell office:value-type="float" office:value="2.7174">
                <text:p>2.7174</text:p>
              </table:table-cell>
            </table:table-row>
            <table:table-row>
              <table:table-cell office:value-type="string">
                <text:p>3.13.0rc1-ft -X gil=1</text:p>
              </table:table-cell>
              <table:table-cell office:value-type="float" office:value="20.2682">
                <text:p>20.2682</text:p>
              </table:table-cell>
              <table:table-cell office:value-type="float" office:value="20.8957">
                <text:p>20.8957</text:p>
              </table:table-cell>
            </table:table-row>
            <table:table-row>
              <table:table-cell office:value-type="string">
                <text:p>3.14.0a0-ft -X gil=0</text:p>
              </table:table-cell>
              <table:table-cell office:value-type="float" office:value="21.8452">
                <text:p>21.8452</text:p>
              </table:table-cell>
              <table:table-cell office:value-type="float" office:value="9.5984">
                <text:p>9.5984</text:p>
              </table:table-cell>
            </table:table-row>
            <table:table-row>
              <table:table-cell office:value-type="string">
                <text:p>3.14.0a0-ft -X gil=1</text:p>
              </table:table-cell>
              <table:table-cell office:value-type="float" office:value="21.8054">
                <text:p>21.8054</text:p>
              </table:table-cell>
              <table:table-cell office:value-type="float" office:value="23.2779">
                <text:p>23.27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71cm" svg:y="0.316cm" chart:style-name="ch2">
          <text:p>n-queens</text:p>
        </chart:title>
        <chart:legend chart:legend-position="end" svg:x="13.66cm" svg:y="3.955cm" style:legend-expansion="high" chart:style-name="ch3"/>
        <chart:plot-area chart:style-name="ch4" table:cell-range-address="'nqueens dual xeon'.A1:'nqueens dual xeon'.C10" chart:data-source-has-labels="both" svg:x="0.32cm" svg:y="1.271cm" svg:width="13.02cm" svg:height="7.549cm">
          <chart:coordinate-region svg:x="0.958cm" svg:y="1.469cm" svg:width="12.382cm" svg:height="5.537cm"/>
          <chart:axis chart:dimension="x" chart:name="primary-x" chart:style-name="ch5" chartooo:axis-type="auto">
            <chartooo:date-scale/>
            <chart:categories table:cell-range-address="'nqueens dual xeon'.A2:'nqueens dual xeon'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queens dual xeon'.B2:'nqueens dual xeon'.B10" chart:label-cell-address="'nqueens dual xeon'.B1:'nqueens dual xeon'.B1" chart:class="chart:bar">
            <chart:data-point chart:repeated="9"/>
          </chart:series>
          <chart:series chart:style-name="ch9" chart:values-cell-range-address="'nqueens dual xeon'.C2:'nqueens dual xeon'.C10" chart:label-cell-address="'nqueens dual xeon'.C1:'nqueens dual xeon'.C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nqueens dual xeon'.B1:'nqueens dual xeon'.B1</svg:desc>
                </draw:g>
              </table:table-cell>
              <table:table-cell office:value-type="string">
                <text:p>threads</text:p>
                <draw:g>
                  <svg:desc>'nqueens dual xeon'.C1:'nqueens dual xe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nqueens dual xeon'.A2:'nqueens dual xeon'.A10</svg:desc>
                </draw:g>
              </table:table-cell>
              <table:table-cell office:value-type="float" office:value="16.0066">
                <text:p>16.0066</text:p>
                <draw:g>
                  <svg:desc>'nqueens dual xeon'.B2:'nqueens dual xeon'.B10</svg:desc>
                </draw:g>
              </table:table-cell>
              <table:table-cell office:value-type="float" office:value="16.6329">
                <text:p>16.6329</text:p>
                <draw:g>
                  <svg:desc>'nqueens dual xeon'.C2:'nqueens dual xeon'.C10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5.7909">
                <text:p>15.7909</text:p>
              </table:table-cell>
              <table:table-cell office:value-type="float" office:value="16.4647">
                <text:p>16.4647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5.8927">
                <text:p>15.8927</text:p>
              </table:table-cell>
              <table:table-cell office:value-type="float" office:value="16.4266">
                <text:p>16.4266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14.3398">
                <text:p>14.3398</text:p>
              </table:table-cell>
              <table:table-cell office:value-type="float" office:value="14.9769">
                <text:p>14.9769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13.1605">
                <text:p>13.1605</text:p>
              </table:table-cell>
              <table:table-cell office:value-type="float" office:value="13.6437">
                <text:p>13.6437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13.6616">
                <text:p>13.6616</text:p>
              </table:table-cell>
              <table:table-cell office:value-type="float" office:value="14.0597">
                <text:p>14.0597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13.2423">
                <text:p>13.2423</text:p>
              </table:table-cell>
              <table:table-cell office:value-type="float" office:value="13.7992">
                <text:p>13.7992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13.3787">
                <text:p>13.3787</text:p>
              </table:table-cell>
              <table:table-cell office:value-type="float" office:value="14.0778">
                <text:p>14.0778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12.9869">
                <text:p>12.9869</text:p>
              </table:table-cell>
              <table:table-cell office:value-type="float" office:value="13.3481">
                <text:p>13.34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5cm" svg:y="0.316cm" chart:style-name="ch2">
          <text:p>fibonacci sequence</text:p>
        </chart:title>
        <chart:legend chart:legend-position="end" svg:x="13.66cm" svg:y="3.955cm" style:legend-expansion="high" chart:style-name="ch3"/>
        <chart:plot-area chart:style-name="ch4" table:cell-range-address="'fib dual xeon'.A1:'fib dual xeon'.C14" chart:data-source-has-labels="both" svg:x="0.32cm" svg:y="1.271cm" svg:width="13.02cm" svg:height="7.549cm">
          <chart:coordinate-region svg:x="3.615cm" svg:y="1.271cm" svg:width="9.53cm" svg:height="6.905cm"/>
          <chart:axis chart:dimension="x" chart:name="primary-x" chart:style-name="ch5" chartooo:axis-type="auto">
            <chartooo:date-scale/>
            <chart:categories table:cell-range-address="'fib dual xeon'.A2:'fib dual xeon'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b dual xeon'.B2:'fib dual xeon'.B14" chart:label-cell-address="'fib dual xeon'.B1:'fib dual xeon'.B1" chart:class="chart:bar">
            <chart:data-point chart:repeated="13"/>
          </chart:series>
          <chart:series chart:style-name="ch9" chart:values-cell-range-address="'fib dual xeon'.C2:'fib dual xeon'.C14" chart:label-cell-address="'fib dual xeon'.C1:'fib dual xeon'.C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fib dual xeon'.B1:'fib dual xeon'.B1</svg:desc>
                </draw:g>
              </table:table-cell>
              <table:table-cell office:value-type="string">
                <text:p>threads</text:p>
                <draw:g>
                  <svg:desc>'fib dual xeon'.C1:'fib dual xe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fib dual xeon'.A2:'fib dual xeon'.A14</svg:desc>
                </draw:g>
              </table:table-cell>
              <table:table-cell office:value-type="float" office:value="18.2662">
                <text:p>18.2662</text:p>
                <draw:g>
                  <svg:desc>'fib dual xeon'.B2:'fib dual xeon'.B14</svg:desc>
                </draw:g>
              </table:table-cell>
              <table:table-cell office:value-type="float" office:value="18.7445">
                <text:p>18.7445</text:p>
                <draw:g>
                  <svg:desc>'fib dual xeon'.C2:'fib dual xeon'.C14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9.139">
                <text:p>19.139</text:p>
              </table:table-cell>
              <table:table-cell office:value-type="float" office:value="19.6652">
                <text:p>19.6652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20.4058">
                <text:p>20.4058</text:p>
              </table:table-cell>
              <table:table-cell office:value-type="float" office:value="20.8779">
                <text:p>20.8779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10.3046">
                <text:p>10.3046</text:p>
              </table:table-cell>
              <table:table-cell office:value-type="float" office:value="10.6483">
                <text:p>10.6483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9.552">
                <text:p>9.552</text:p>
              </table:table-cell>
              <table:table-cell office:value-type="float" office:value="9.953">
                <text:p>9.953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9.8575">
                <text:p>9.8575</text:p>
              </table:table-cell>
              <table:table-cell office:value-type="float" office:value="10.2277">
                <text:p>10.2277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9.805">
                <text:p>9.805</text:p>
              </table:table-cell>
              <table:table-cell office:value-type="float" office:value="10.1082">
                <text:p>10.1082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6244">
                <text:p>9.6244</text:p>
              </table:table-cell>
              <table:table-cell office:value-type="float" office:value="9.9614">
                <text:p>9.9614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9.9394">
                <text:p>9.9394</text:p>
              </table:table-cell>
              <table:table-cell office:value-type="float" office:value="9.9802">
                <text:p>9.9802</text:p>
              </table:table-cell>
            </table:table-row>
            <table:table-row>
              <table:table-cell office:value-type="string">
                <text:p>3.13.0rc1-ft -X gil=0</text:p>
              </table:table-cell>
              <table:table-cell office:value-type="float" office:value="18.4568">
                <text:p>18.4568</text:p>
              </table:table-cell>
              <table:table-cell office:value-type="float" office:value="2.0984">
                <text:p>2.0984</text:p>
              </table:table-cell>
            </table:table-row>
            <table:table-row>
              <table:table-cell office:value-type="string">
                <text:p>3.13.0rc1-ft -X gil=1</text:p>
              </table:table-cell>
              <table:table-cell office:value-type="float" office:value="18.6631">
                <text:p>18.6631</text:p>
              </table:table-cell>
              <table:table-cell office:value-type="float" office:value="18.4293">
                <text:p>18.4293</text:p>
              </table:table-cell>
            </table:table-row>
            <table:table-row>
              <table:table-cell office:value-type="string">
                <text:p>3.14.0a0-ft -X gil=0</text:p>
              </table:table-cell>
              <table:table-cell office:value-type="float" office:value="19.8164">
                <text:p>19.8164</text:p>
              </table:table-cell>
              <table:table-cell office:value-type="float" office:value="78.5646">
                <text:p>78.5646</text:p>
              </table:table-cell>
            </table:table-row>
            <table:table-row>
              <table:table-cell office:value-type="string">
                <text:p>3.14.0a0-ft -X gil=1</text:p>
              </table:table-cell>
              <table:table-cell office:value-type="float" office:value="19.7895">
                <text:p>19.7895</text:p>
              </table:table-cell>
              <table:table-cell office:value-type="float" office:value="23.0209">
                <text:p>23.02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5cm" svg:y="0.316cm" chart:style-name="ch2">
          <text:p>fibonacci sequence</text:p>
        </chart:title>
        <chart:legend chart:legend-position="end" svg:x="13.66cm" svg:y="3.955cm" style:legend-expansion="high" chart:style-name="ch3"/>
        <chart:plot-area chart:style-name="ch4" table:cell-range-address="'fib dual xeon'.A1:'fib dual xeon'.C10" chart:data-source-has-labels="both" svg:x="0.32cm" svg:y="1.271cm" svg:width="13.02cm" svg:height="7.549cm">
          <chart:coordinate-region svg:x="0.958cm" svg:y="1.469cm" svg:width="12.382cm" svg:height="5.537cm"/>
          <chart:axis chart:dimension="x" chart:name="primary-x" chart:style-name="ch5" chartooo:axis-type="auto">
            <chartooo:date-scale/>
            <chart:categories table:cell-range-address="'fib dual xeon'.A2:'fib dual xeon'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b dual xeon'.B2:'fib dual xeon'.B10" chart:label-cell-address="'fib dual xeon'.B1:'fib dual xeon'.B1" chart:class="chart:bar">
            <chart:data-point chart:repeated="9"/>
          </chart:series>
          <chart:series chart:style-name="ch9" chart:values-cell-range-address="'fib dual xeon'.C2:'fib dual xeon'.C10" chart:label-cell-address="'fib dual xeon'.C1:'fib dual xeon'.C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fib dual xeon'.B1:'fib dual xeon'.B1</svg:desc>
                </draw:g>
              </table:table-cell>
              <table:table-cell office:value-type="string">
                <text:p>threads</text:p>
                <draw:g>
                  <svg:desc>'fib dual xeon'.C1:'fib dual xe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fib dual xeon'.A2:'fib dual xeon'.A10</svg:desc>
                </draw:g>
              </table:table-cell>
              <table:table-cell office:value-type="float" office:value="18.2662">
                <text:p>18.2662</text:p>
                <draw:g>
                  <svg:desc>'fib dual xeon'.B2:'fib dual xeon'.B10</svg:desc>
                </draw:g>
              </table:table-cell>
              <table:table-cell office:value-type="float" office:value="18.7445">
                <text:p>18.7445</text:p>
                <draw:g>
                  <svg:desc>'fib dual xeon'.C2:'fib dual xeon'.C10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9.139">
                <text:p>19.139</text:p>
              </table:table-cell>
              <table:table-cell office:value-type="float" office:value="19.6652">
                <text:p>19.6652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20.4058">
                <text:p>20.4058</text:p>
              </table:table-cell>
              <table:table-cell office:value-type="float" office:value="20.8779">
                <text:p>20.8779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10.3046">
                <text:p>10.3046</text:p>
              </table:table-cell>
              <table:table-cell office:value-type="float" office:value="10.6483">
                <text:p>10.6483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9.552">
                <text:p>9.552</text:p>
              </table:table-cell>
              <table:table-cell office:value-type="float" office:value="9.953">
                <text:p>9.953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9.8575">
                <text:p>9.8575</text:p>
              </table:table-cell>
              <table:table-cell office:value-type="float" office:value="10.2277">
                <text:p>10.2277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9.805">
                <text:p>9.805</text:p>
              </table:table-cell>
              <table:table-cell office:value-type="float" office:value="10.1082">
                <text:p>10.1082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6244">
                <text:p>9.6244</text:p>
              </table:table-cell>
              <table:table-cell office:value-type="float" office:value="9.9614">
                <text:p>9.9614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9.9394">
                <text:p>9.9394</text:p>
              </table:table-cell>
              <table:table-cell office:value-type="float" office:value="9.9802">
                <text:p>9.98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